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4.15cm"/>
    </style:style>
    <style:style style:name="pr7" style:family="presentation" style:parent-style-name="Default-subtitle">
      <style:graphic-properties draw:fill-color="#ffffff" draw:auto-grow-height="true" fo:min-height="17.935cm"/>
    </style:style>
    <style:style style:name="P1" style:family="paragraph">
      <style:text-properties style:text-position="0% 100%"/>
    </style:style>
    <style:style style:name="P2" style:family="paragraph">
      <style:text-properties fo:font-size="66pt" style:font-size-asian="66pt" style:font-size-complex="66pt"/>
    </style:style>
    <style:style style:name="P3" style:family="paragraph">
      <style:text-properties fo:font-size="20pt"/>
    </style:style>
    <style:style style:name="T1" style:family="text">
      <style:text-properties style:text-position="0% 100%"/>
    </style:style>
    <style:style style:name="T2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 To Limits 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de Up Stuff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thematicians like making stuff up in order to help us go further</text:p>
              </text:list-item>
              <text:list-item>
                <text:p>Examples:</text:p>
                <text:list>
                  <text:list-item>
                    <text:p>Trig Functions</text:p>
                  </text:list-item>
                  <text:list-item>
                    <text:p>Log</text:p>
                  </text:list-item>
                  <text:list-item>
                    <text:p>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Are Limits</text:p>
          </draw:text-box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 limit is the idea of getting really close to something, but not quite all the way</text:span></text:p>
              </text:list-item>
              <text:list-item>
                <text:p><text:span text:style-name="T1">It helps us analyze things we can't analyze directly</text:span></text:p>
              </text:list-item>
              <text:list-item>
                <text:p><text:span text:style-name="T1">Examples:</text:span></text:p>
                <text:list>
                  <text:list-item>
                    <text:p><text:span text:style-name="T1">Holes in functions</text:span></text:p>
                  </text:list-item>
                  <text:list-item>
                    <text:p><text:span text:style-name="T1">Long term behavior</text:span></text:p>
                  </text:list-item>
                  <text:list-item>
                    <text:p><text:span text:style-name="T1">Oscillating fun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finition</text:p>
          </draw:text-box>
        </draw:frame>
        <draw:frame presentation:style-name="pr6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The limit of f(x) near some point b is defined as the number, L, such that when x get close (but not equal to) b, f(x) gets close to L</text:p>
              </text:list-item>
              <text:list-item>
                <text:p>Generally we say "f approaches L"</text:p>
              </text:list-item>
              <text:list-item>
                <text:p>Think of it like you are driving on a road, there my be a pothole you can't see [f(b)], but you expect the road to continue to L</text:p>
              </text:list-item>
              <text:list-item>
                <text:p>Keep in mind that the limit may not ex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ne-Sided Limi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ormal limits look at both sides near b</text:p>
              </text:list-item>
              <text:list-item>
                <text:p>Right-sided limits only care about the right side of b</text:p>
              </text:list-item>
              <text:list-item>
                <text:p>Left-sided limits only care about the left side of b</text:p>
              </text:list-item>
              <text:list-item>
                <text:p>Remember if a function is defined around b, then iff the limit from the right equals the limit from the left then these both equal the normal lim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draw:frame presentation:style-name="pr7" draw:text-style-name="P2" draw:layer="layout" svg:width="25.199cm" svg:height="17.935cm" svg:x="1.4cm" svg:y="0.837cm" presentation:class="subtitle">
          <draw:text-box>
            <text:p text:style-name="P2"><text:span text:style-name="T2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mework due Tonigh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mework 1 is due by the end of today</text:p>
              </text:list-item>
              <text:list-item>
                <text:p>LaTeX submissions can be submitted by Thursday</text:p>
              </text:list-item>
              <text:list-item>
                <text:p>Nicely typed and coherent homeworks may be given a bonus point</text:p>
              </text:list-item>
              <text:list-item>
                <text:p>Next Class: More Limi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6M45S</meta:editing-duration>
    <meta:editing-cycles>18</meta:editing-cycles>
    <meta:generator>OpenOffice/4.1.1$Win32 OpenOffice.org_project/411m6$Build-9775</meta:generator>
    <dc:date>2016-09-11T19:05:19.72</dc:date>
    <meta:document-statistic meta:object-count="48"/>
  </office:meta>
</office:document-meta>
</file>